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7578" officeooo:paragraph-rsid="00007578"/>
    </style:style>
    <style:style style:name="P2" style:family="paragraph" style:parent-style-name="Standard">
      <style:text-properties officeooo:rsid="0002322f" officeooo:paragraph-rsid="0002322f"/>
    </style:style>
    <style:style style:name="P3" style:family="paragraph" style:parent-style-name="Standard">
      <style:text-properties officeooo:rsid="0002322f" officeooo:paragraph-rsid="00057f45"/>
    </style:style>
    <style:style style:name="P4" style:family="paragraph" style:parent-style-name="Standard">
      <style:text-properties officeooo:rsid="0002322f" officeooo:paragraph-rsid="000e37b2"/>
    </style:style>
    <style:style style:name="P5" style:family="paragraph" style:parent-style-name="Standard">
      <style:text-properties officeooo:rsid="0009ec0d" officeooo:paragraph-rsid="0002322f"/>
    </style:style>
    <style:style style:name="P6" style:family="paragraph" style:parent-style-name="Standard">
      <style:text-properties officeooo:rsid="000af826" officeooo:paragraph-rsid="000af826"/>
    </style:style>
    <style:style style:name="P7" style:family="paragraph" style:parent-style-name="Standard">
      <style:text-properties officeooo:rsid="000e35fe" officeooo:paragraph-rsid="000e35fe"/>
    </style:style>
    <style:style style:name="T1" style:family="text">
      <style:text-properties officeooo:rsid="000194cb"/>
    </style:style>
    <style:style style:name="T2" style:family="text">
      <style:text-properties officeooo:rsid="0003c105"/>
    </style:style>
    <style:style style:name="T3" style:family="text">
      <style:text-properties officeooo:rsid="00057f45"/>
    </style:style>
    <style:style style:name="T4" style:family="text">
      <style:text-properties officeooo:rsid="0007cddc"/>
    </style:style>
    <style:style style:name="T5" style:family="text">
      <style:text-properties officeooo:rsid="000c43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techn<text:span text:style-name="T1">o</text:span>logi</text:p>
      <text:p text:style-name="P1"/>
      <text:p text:style-name="P3">Python – jest to <text:span text:style-name="T2">interpretowalny</text:span> język programowania. <text:span text:style-name="T2">U</text:span>praszcza przenoszenie programów na ró<text:span text:style-name="T2">ż</text:span>ne system operacyjne. Jest <text:span text:style-name="T2">dostosowany</text:span> dla <text:span text:style-name="T2">różnych </text:span>środowisk. <text:span text:style-name="T3">Najcześciej używany</text:span> <text:span text:style-name="T2">pod Unixem do pisania skryptów i kontenerów dokerowych</text:span>. <text:span text:style-name="T2">Dzięki przyjemnej składni, i charekterystycznych wcięć, dba o przejrzystość w kodzie. Daje możliwość podejścia obiektowego, jak i funkcyjnego. Wykorzystuje sie go do sztucznej inteligencji i analizy danych. Posiada on także rozbudowaną sieć frameworków pozwalających na tworzenie aplikacji internetowych.</text:span></text:p>
      <text:p text:style-name="P2"/>
      <text:p text:style-name="P2">Django – <text:span text:style-name="T4">Jeden z najpopularniejszych frameworków do tworzenia stron internetowych. Jest propsty i szybki do nauki. Napisany został w jęzku python. Reprezentuje on model-template-view. Daje możliwość tworzenia baz danych, templatek html, testowania jak i odbierania protokołówc http. Szybko się rozwija i wspiera pisanie przeróżnych serwisów. Posiada wiele bibliotek pomagających powstawanie aplikacji. Chwali się go za bezpieczeństwo od same początku powstawania programu. </text:span></text:p>
      <text:p text:style-name="P5"/>
      <text:p text:style-name="P6">Django-rest-framwork – narzędzie ułatwiajace na komunikacje klijent-serwer. Gówną jego funkcjonalnością to Serializer, pozwal on konwertowanie danych wyciągnietych z bazy danych. Zwraca do front-endu dane w formie Jsona. Jednego z formatów najczęściej używanych danych w aplikacjach AJAXowych. Dzięki temu zwraca on przejrzysty obiekt z którego <text:span text:style-name="T5">łatwo</text:span> wyciągnać potrzebne wartości. </text:p>
      <text:p text:style-name="P2"/>
      <text:p text:style-name="P4">Java Script </text:p>
      <text:p text:style-name="P7"/>
      <text:p text:style-name="P7">AJAX - </text:p>
      <text:p text:style-name="P2"/>
      <text:p text:style-name="P2">React </text:p>
      <text:p text:style-name="P2"/>
      <text:p text:style-name="P2">REDUX </text:p>
      <text:p text:style-name="P2"><text:s/></text:p>
      <text:p text:style-name="P2">ANTD </text:p>
      <text:p text:style-name="P2"/>
      <text:p text:style-name="P2">RECHART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57:44.088826475</meta:creation-date>
    <dc:date>2018-12-25T20:02:55.916575206</dc:date>
    <meta:editing-duration>PT39M36S</meta:editing-duration>
    <meta:editing-cycles>11</meta:editing-cycles>
    <meta:generator>LibreOffice/5.4.7.2$Linux_X86_64 LibreOffice_project/40$Build-2</meta:generator>
    <meta:document-statistic meta:table-count="0" meta:image-count="0" meta:object-count="0" meta:page-count="1" meta:paragraph-count="11" meta:word-count="183" meta:character-count="1450" meta:non-whitespace-character-count="1265"/>
  </office:meta>
</office:document-meta>
</file>